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itstream Vera Sans Mono" svg:font-family="'Bitstream Vera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Text_20_body">
      <style:text-properties fo:color="#800000"/>
    </style:style>
    <style:style style:name="P3" style:family="paragraph" style:parent-style-name="Text_20_body">
      <style:paragraph-properties fo:margin-top="0cm" fo:margin-bottom="0cm"/>
    </style:style>
    <style:style style:name="P4" style:family="paragraph" style:parent-style-name="Text_20_body">
      <style:paragraph-properties fo:margin-top="0cm" fo:margin-bottom="0cm"/>
      <style:text-properties fo:color="#800000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1">
      <style:paragraph-properties fo:margin-top="0cm" fo:margin-bottom="0cm"/>
    </style:style>
    <style:style style:name="P13" style:family="paragraph" style:parent-style-name="Text_20_body" style:list-style-name="L2">
      <style:paragraph-properties fo:margin-top="0cm" fo:margin-bottom="0cm"/>
    </style:style>
    <style:style style:name="P14" style:family="paragraph" style:parent-style-name="Text_20_body" style:list-style-name="L3">
      <style:paragraph-properties fo:margin-top="0cm" fo:margin-bottom="0cm"/>
    </style:style>
    <style:style style:name="P15" style:family="paragraph" style:parent-style-name="Text_20_body" style:list-style-name="L4">
      <style:paragraph-properties fo:margin-top="0cm" fo:margin-bottom="0cm"/>
    </style:style>
    <style:style style:name="P16" style:family="paragraph" style:parent-style-name="Text_20_body" style:list-style-name="L5">
      <style:paragraph-properties fo:margin-top="0cm" fo:margin-bottom="0cm"/>
    </style:style>
    <style:style style:name="P17" style:family="paragraph" style:parent-style-name="Text_20_body" style:list-style-name="L6">
      <style:paragraph-properties fo:margin-top="0cm" fo:margin-bottom="0cm"/>
    </style:style>
    <style:style style:name="P18" style:family="paragraph" style:parent-style-name="Text_20_body" style:list-style-name="L7">
      <style:paragraph-properties fo:margin-top="0cm" fo:margin-bottom="0cm"/>
    </style:style>
    <style:style style:name="T1" style:family="text">
      <style:text-properties fo:color="#80000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zagadnienia"/>Zagadnienia</text:h>
      <text:p text:style-name="Text_20_body">Zapytania oparte na wielu tabelach. </text:p>
      <text:h text:style-name="Heading_20_1" text:outline-level="1"><text:bookmark text:name="zadanie_1"/>Zadanie 1</text:h>
      <text:p text:style-name="Text_20_body">Porównaj wyniki poniższych zapytań: </text:p>
      <text:p text:style-name="P1">SELECT k.nazwa FROM klienci k;</text:p>
      <text:p text:style-name="P1">SELECT k.nazwa, z.idzamowienia FROM klienci k, zamowienia z;</text:p>
      <text:p text:style-name="Preformatted_20_Text">SELECT k.nazwa, z.idzamowienia FROM klienci k, zamowienia z <text:s/></text:p>
      <text:p text:style-name="P1">WHERE z.idklienta = k.idklienta;</text:p>
      <text:p text:style-name="P1">SELECT k.nazwa, z.idzamowienia FROM klienci k NATURAL JOIN zamowienia z;</text:p>
      <text:p text:style-name="Preformatted_20_Text">SELECT k.nazwa, z.idzamowienia FROM klienci k JOIN zamowienia z</text:p>
      <text:p text:style-name="P1">ON z.idklienta=k.idklienta;</text:p>
      <text:p text:style-name="Preformatted_20_Text">SELECT k.nazwa, z.idzamowienia FROM klienci k JOIN zamowienia z</text:p>
      <text:p text:style-name="P1">USING (idklienta);</text:p>
      <text:list xml:id="list640143019022794076" text:style-name="L1">
        <text:list-item>
          <text:p text:style-name="P12">W którym zapytaniu występuje iloczyn kartezjański? <text:span text:style-name="T1">2</text:span></text:p>
        </text:list-item>
        <text:list-item>
          <text:p text:style-name="P5">Które zapytanie dostarcza bezwartościowych danych? <text:span text:style-name="T1">2,3</text:span></text:p>
        </text:list-item>
      </text:list>
      <text:h text:style-name="Heading_20_1" text:outline-level="1"><text:bookmark text:name="zadanie_2"/>Zadanie 2</text:h>
      <text:p text:style-name="Text_20_body">Napisz zapytanie w języku <text:span text:style-name="ACRONYM">SQL</text:span> wyświetlające informacje na temat zamówień (data realizacji, idzamowienia), które: </text:p>
      <text:list xml:id="list5577916379282230014" text:style-name="L2">
        <text:list-item>
          <text:p text:style-name="P13">zostały złożone przez klienta, który ma na imię <text:span text:style-name="Emphasis">Antoni</text:span>,</text:p>
        </text:list-item>
      </text:list>
      <text:p text:style-name="P4"/>
      <text:list xml:id="list43396014" text:continue-numbering="true" text:style-name="L2">
        <text:list-item>
          <text:p text:style-name="P13">zostały złożone przez klientów z mieszkań (zwróć uwagę na pole <text:span text:style-name="Emphasis">ulica</text:span>),</text:p>
        </text:list-item>
      </text:list>
      <text:p text:style-name="P4"/>
      <text:list xml:id="list43389238" text:continue-numbering="true" text:style-name="L2">
        <text:list-item>
          <text:p text:style-name="P6">zostały złożone przez klienta z Krakowa do realizacji w listopadzie 2008 roku.</text:p>
        </text:list-item>
      </text:list>
      <text:p text:style-name="P2"/>
      <text:p text:style-name="Text_20_body">W każdym zapytaniu należy dodać dodatkowe pola (poza informacjami o zamówieniu), które pozwolą sprawdzić, czy wynik jest poprawny np. nazwa klienta, ulica etc. </text:p>
      <text:h text:style-name="Heading_20_1" text:outline-level="1"><text:bookmark text:name="zadanie_3"/>Zadanie 3</text:h>
      <text:p text:style-name="Text_20_body">Napisz zapytanie w języku <text:span text:style-name="ACRONYM">SQL</text:span> wyświetlające informacje na temat klientów (nazwa, ulica, miejscowość), którzy: </text:p>
      <text:list xml:id="list2230693082685037452" text:style-name="L3">
        <text:list-item>
          <text:p text:style-name="P14">złożyli zamówienia z datą realizacji 12.11.2008,</text:p>
        </text:list-item>
      </text:list>
      <text:p text:style-name="P4"/>
      <text:list xml:id="list43400487" text:continue-numbering="true" text:style-name="L3">
        <text:list-item>
          <text:p text:style-name="P14"><text:soft-page-break/>złożyli zamówienia z datą realizacji w listopadzie 2008,</text:p>
        </text:list-item>
      </text:list>
      <text:p text:style-name="P4"/>
      <text:list xml:id="list43393400" text:continue-numbering="true" text:style-name="L3">
        <text:list-item>
          <text:p text:style-name="P14">zamówili pudełko <text:span text:style-name="Emphasis">Kremowa fantazja</text:span> lub <text:span text:style-name="Emphasis">Kolekcja jesienna</text:span>,</text:p>
        </text:list-item>
      </text:list>
      <text:p text:style-name="P4"/>
      <text:list xml:id="list43385607" text:continue-numbering="true" text:style-name="L3">
        <text:list-item>
          <text:p text:style-name="P14">zamówili co najmniej 2 sztuki pudełek <text:span text:style-name="Emphasis">Kremowa fantazja</text:span> lub <text:span text:style-name="Emphasis">Kolekcja jesienna</text:span> w ramach jednego zamówienia,</text:p>
        </text:list-item>
      </text:list>
      <text:p text:style-name="P4"/>
      <text:list xml:id="list43392519" text:continue-numbering="true" text:style-name="L3">
        <text:list-item>
          <text:p text:style-name="P14">zamówili pudełka, które zawierają czekoladki z migdałami,</text:p>
        </text:list-item>
      </text:list>
      <text:p text:style-name="P4"/>
      <text:list xml:id="list43388016" text:continue-numbering="true" text:style-name="L3">
        <text:list-item>
          <text:p text:style-name="P14">złożyli przynajmniej jedno zamówienie,</text:p>
        </text:list-item>
      </text:list>
      <text:p text:style-name="P4"/>
      <text:list xml:id="list43403176" text:continue-numbering="true" text:style-name="L3">
        <text:list-item>
          <text:p text:style-name="P7">nie złożyli żadnych zamówień.</text:p>
        </text:list-item>
      </text:list>
      <text:p text:style-name="P2"/>
      <text:p text:style-name="Text_20_body">W każdym zapytaniu należy dodać dodatkowe pola (poza danymi klientów), które pozwolą sprawdzić, czy wynik jest poprawny np. data realizacji, nazwa pudełka etc. </text:p>
      <text:h text:style-name="Heading_20_1" text:outline-level="1"><text:bookmark text:name="zadanie_4"/>Zadanie 4</text:h>
      <text:p text:style-name="Text_20_body">Napisz zapytanie w języku <text:span text:style-name="ACRONYM">SQL</text:span> wyświetlające informacje na temat pudełek i ich zawartości (nazwa, opis, nazwa czekoladki, opis czekoladki): </text:p>
      <text:list xml:id="list8726181275998943176" text:style-name="L4">
        <text:list-item>
          <text:p text:style-name="P15">wszystkich pudełek,</text:p>
        </text:list-item>
      </text:list>
      <text:p text:style-name="P4"/>
      <text:list xml:id="list43381909" text:continue-numbering="true" text:style-name="L4">
        <text:list-item>
          <text:p text:style-name="P15">pudełka o wartości klucza głównego <text:span text:style-name="Emphasis">HEAV</text:span>,</text:p>
        </text:list-item>
      </text:list>
      <text:p text:style-name="P4"/>
      <text:list xml:id="list43400257" text:continue-numbering="true" text:style-name="L4">
        <text:list-item>
          <text:p text:style-name="P8">pudełek, których nazwa zawiera słowo <text:span text:style-name="Emphasis">Kolekcja</text:span>.</text:p>
        </text:list-item>
      </text:list>
      <text:p text:style-name="P2"/>
      <text:p text:style-name="Text_20_body">W każdym zapytaniu należy dodać dodatkowe pola (poza danymi o pudełkach), które pozwolą sprawdzić, czy wynik jest poprawny. </text:p>
      <text:h text:style-name="Heading_20_1" text:outline-level="1"><text:bookmark text:name="zadanie_5"/>Zadanie 5</text:h>
      <text:p text:style-name="Text_20_body">Napisz zapytanie w języku <text:span text:style-name="ACRONYM">SQL</text:span> wyświetlające informacje na temat pudełek z czekoladkami (nazwa, opis, cena), które: </text:p>
      <text:list xml:id="list5017541901330459822" text:style-name="L5">
        <text:list-item>
          <text:p text:style-name="P16">zawierają czekoladki o wartości klucza głównego <text:span text:style-name="Emphasis">D09</text:span></text:p>
        </text:list-item>
      </text:list>
      <text:p text:style-name="P3"><text:span text:style-name="Emphasis"><text:span text:style-name="T1"/></text:span></text:p>
      <text:list xml:id="list43383639" text:continue-numbering="true" text:style-name="L5">
        <text:list-item>
          <text:p text:style-name="P16">zawierają czekoladki <text:span text:style-name="Emphasis">Gorzka truskawkowa</text:span>,</text:p>
        </text:list-item>
      </text:list>
      <text:p text:style-name="P4"/>
      <text:list xml:id="list43399029" text:continue-numbering="true" text:style-name="L5">
        <text:list-item>
          <text:p text:style-name="P16">zawierają przynajmniej jedną czekoladkę, której nazwa zaczyna się na <text:span text:style-name="Emphasis">S</text:span>,</text:p>
        </text:list-item>
      </text:list>
      <text:p text:style-name="P4"/>
      <text:list xml:id="list43394031" text:continue-numbering="true" text:style-name="L5">
        <text:list-item>
          <text:p text:style-name="P16">zawierają przynajmniej 4 sztuki czekoladek jednego gatunku (o takim samym kluczu głównym),</text:p>
        </text:list-item>
      </text:list>
      <text:p text:style-name="P4"/>
      <text:list xml:id="list43390260" text:continue-numbering="true" text:style-name="L5">
        <text:list-item>
          <text:p text:style-name="P16">zawierają co najmniej 3 sztuki czekoladki <text:span text:style-name="Emphasis">Gorzka truskawkowa</text:span>,</text:p>
        </text:list-item>
      </text:list>
      <text:p text:style-name="P4"/>
      <text:list xml:id="list43389376" text:continue-numbering="true" text:style-name="L5">
        <text:list-item>
          <text:p text:style-name="P16">zawierają czekoladki z nadzieniem truskawkowym,</text:p>
        </text:list-item>
      </text:list>
      <text:p text:style-name="P4"><text:soft-page-break/></text:p>
      <text:list xml:id="list43388355" text:continue-numbering="true" text:style-name="L5">
        <text:list-item>
          <text:p text:style-name="P16">nie zawierają czekoladek w gorzkiej czekoladzie,</text:p>
        </text:list-item>
      </text:list>
      <text:p text:style-name="P4"/>
      <text:list xml:id="list43408569" text:continue-numbering="true" text:style-name="L5">
        <text:list-item>
          <text:p text:style-name="P16">nie zawierają czekoladek z orzechami,</text:p>
        </text:list-item>
      </text:list>
      <text:p text:style-name="P4"/>
      <text:list xml:id="list43392773" text:continue-numbering="true" text:style-name="L5">
        <text:list-item>
          <text:p text:style-name="P9">zawierają przynajmniej jedną czekoladkę bez nadzienia.</text:p>
        </text:list-item>
      </text:list>
      <text:p text:style-name="P2"/>
      <text:p text:style-name="Text_20_body">W każdym zapytaniu należy dodać dodatkowe pola (poza danymi o pudełkach), które pozwolą sprawdzić, czy wynik jest poprawny.</text:p>
      <text:h text:style-name="Heading_20_1" text:outline-level="1"><text:bookmark text:name="zadanie_6"/>Zadanie 6</text:h>
      <text:p text:style-name="Text_20_body">Napisz zapytanie w języku <text:span text:style-name="ACRONYM">SQL</text:span> wyświetlające informacje na temat pudełek z czekoladkami (nazwa, cena), oraz o: </text:p>
      <text:list xml:id="list7687703201687652847" text:style-name="L6">
        <text:list-item>
          <text:p text:style-name="P17">łącznej wartości tych pudełek, które znajdują się w magazynie,</text:p>
        </text:list-item>
      </text:list>
      <text:p text:style-name="P4"/>
      <text:list xml:id="list43393540" text:continue-numbering="true" text:style-name="L6">
        <text:list-item>
          <text:p text:style-name="P17">łącznej masie czekoladek o wartości klucza głównego <text:span text:style-name="Emphasis">B01</text:span>, które znajdują się w tych pudełkach,</text:p>
        </text:list-item>
      </text:list>
      <text:p text:style-name="P4"/>
      <text:list xml:id="list43382031" text:continue-numbering="true" text:style-name="L6">
        <text:list-item>
          <text:p text:style-name="P17">łącznej masie czekoladek <text:span text:style-name="Emphasis">Gorzka truskawkowa</text:span>, które znajdują się w tych pudełkach,</text:p>
        </text:list-item>
      </text:list>
      <text:p text:style-name="P4"/>
      <text:list xml:id="list43383495" text:continue-numbering="true" text:style-name="L6">
        <text:list-item>
          <text:p text:style-name="P17">łącznym koszcie wytworzenia czekoladek o wartości klucza głównego <text:span text:style-name="Emphasis">B01</text:span>, które znajdują się w tych pudełkach,</text:p>
        </text:list-item>
      </text:list>
      <text:p text:style-name="P4"/>
      <text:list xml:id="list43381832" text:continue-numbering="true" text:style-name="L6">
        <text:list-item>
          <text:p text:style-name="P10">łącznym koszcie wytworzenia czekoladek <text:span text:style-name="Emphasis">Gorzka truskawkowa</text:span>, które znajdują się w tych pudełkach,</text:p>
        </text:list-item>
      </text:list>
      <text:p text:style-name="P2"/>
      <text:p text:style-name="Text_20_body">W każdym zapytaniu należy dodać dodatkowe pola (poza danymi o pudełkach), które pozwolą sprawdzić, czy wynik jest poprawny. W zapytaniach <text:span text:style-name="Strong_20_Emphasis">nie wolno</text:span> stosować funkcji agregujących. </text:p>
      <text:h text:style-name="Heading_20_1" text:outline-level="1"><text:bookmark text:name="zadanie_7"/>Zadanie 7</text:h>
      <text:p text:style-name="Text_20_body">Napisz poniższe zapytania w języku <text:span text:style-name="ACRONYM">SQL</text:span>: </text:p>
      <text:list xml:id="list8759872444791305807" text:style-name="L7">
        <text:list-item>
          <text:p text:style-name="P18">Wyświetl wartości kluczy głównych oraz nazwy czekoladek, których koszt jest większy od czekoladki o wartości klucza głównego równej <text:span text:style-name="Emphasis">D08</text:span>.</text:p>
        </text:list-item>
      </text:list>
      <text:p text:style-name="P4"/>
      <text:list xml:id="list43389500" text:continue-numbering="true" text:style-name="L7">
        <text:list-item>
          <text:p text:style-name="P18">Kto (nazwa klienta) złożył zamówienia na takie same czekoladki (pudełka) jak zamawiała <text:span text:style-name="Emphasis">Gorka Alicja</text:span>.</text:p>
        </text:list-item>
      </text:list>
      <text:p text:style-name="P4"/>
      <text:list xml:id="list43407783" text:continue-numbering="true" text:style-name="L7">
        <text:list-item>
          <text:p text:style-name="P11">Kto (nazwa klienta, adres) złożył zamówienia na takie same czekoladki (pudełka) jak zamawiali klienci z <text:span text:style-name="Emphasis">Katowic</text:span>.</text:p>
        </text:list-item>
      </text:list>
      <text:p text:style-name="Text_20_body"><text:span text:style-name="Strong_20_Emphasis">Uwaga</text:span>: w powyższych zapytaniach należy użyć <text:span text:style-name="Strong_20_Emphasis">samozłączeń</text:span> (<text:span text:style-name="Strong_20_Emphasis">złączeń własnych</text:span>)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itstream Vera Sans Mono" svg:font-family="'Bitstream Vera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Nimbus Roman No9 L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Numbering_20_Symbols" style:display-name="Numbering Symbols" style:family="text"/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e </meta:initial-creator>
    <meta:creation-date>2010-04-20T12:51:01</meta:creation-date>
    <dc:date>2016-02-29T23:22:08.15</dc:date>
    <dc:creator>M S</dc:creator>
    <meta:editing-duration>PT2H23M40S</meta:editing-duration>
    <meta:editing-cycles>7</meta:editing-cycles>
    <meta:generator>OpenOffice/4.0.1$Win32 OpenOffice.org_project/401m5$Build-9714</meta:generator>
    <meta:document-statistic meta:table-count="0" meta:image-count="0" meta:object-count="0" meta:page-count="3" meta:paragraph-count="63" meta:word-count="597" meta:character-count="4173"/>
  </office:meta>
</office:document-meta>
</file>